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3c2a"/>
    </style:style>
    <style:style style:name="P2" style:family="paragraph" style:parent-style-name="Standard">
      <style:text-properties officeooo:paragraph-rsid="001b2188"/>
    </style:style>
    <style:style style:name="P3" style:family="paragraph" style:parent-style-name="Standard">
      <style:text-properties officeooo:rsid="001ebf98" officeooo:paragraph-rsid="001ebf98"/>
    </style:style>
    <style:style style:name="P4" style:family="paragraph" style:parent-style-name="Standard">
      <style:text-properties officeooo:rsid="001ebf98" officeooo:paragraph-rsid="001f2efb"/>
    </style:style>
    <style:style style:name="P5" style:family="paragraph" style:parent-style-name="Standard">
      <style:text-properties officeooo:paragraph-rsid="001ebf98"/>
    </style:style>
    <style:style style:name="P6" style:family="paragraph" style:parent-style-name="Standard">
      <style:text-properties officeooo:paragraph-rsid="001f2efb"/>
    </style:style>
    <style:style style:name="P7" style:family="paragraph" style:parent-style-name="Heading">
      <style:text-properties officeooo:paragraph-rsid="00183c2a"/>
    </style:style>
    <style:style style:name="P8" style:family="paragraph" style:parent-style-name="Heading">
      <style:text-properties officeooo:paragraph-rsid="001b2188"/>
    </style:style>
    <style:style style:name="P9" style:family="paragraph" style:parent-style-name="Heading">
      <style:text-properties officeooo:paragraph-rsid="001f2efb"/>
    </style:style>
    <style:style style:name="P10" style:family="paragraph" style:parent-style-name="Heading_20_2" style:master-page-name="Standard">
      <style:paragraph-properties fo:margin-top="0.353cm" fo:margin-bottom="0.212cm" loext:contextual-spacing="false"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165cc9"/>
    </style:style>
    <style:style style:name="T4" style:family="text">
      <style:text-properties officeooo:rsid="0017c575"/>
    </style:style>
    <style:style style:name="T5" style:family="text">
      <style:text-properties officeooo:rsid="00183c2a"/>
    </style:style>
    <style:style style:name="T6" style:family="text">
      <style:text-properties officeooo:rsid="00195a09"/>
    </style:style>
    <style:style style:name="T7" style:family="text">
      <style:text-properties officeooo:rsid="001b2188"/>
    </style:style>
    <style:style style:name="T8" style:family="text">
      <style:text-properties officeooo:rsid="001d546d"/>
    </style:style>
    <style:style style:name="T9" style:family="text">
      <style:text-properties officeooo:rsid="001f2efb"/>
    </style:style>
    <style:style style:name="T10" style:family="text">
      <style:text-properties officeooo:rsid="001f89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Модуль <text:span text:style-name="T4">korenb</text:span></text:h>
      <text:h text:style-name="Heading_20_3" text:outline-level="3">Метод <text:span text:style-name="T3">korenb</text:span></text:h>
      <text:p text:style-name="Heading">Тест № <text:span text:style-name="T3">1</text:span></text:p>
      <text:p text:style-name="P2"><text:span text:style-name="T1">Цель:</text:span><text:span text:style-name="T2"> </text:span><text:span text:style-name="T3">Проверить правильность вычислений</text:span></text:p>
      <text:p text:style-name="P2"><text:span text:style-name="T1">Тип:</text:span> <text:span text:style-name="T3">Позитивный</text:span></text:p>
      <text:p text:style-name="P2"><text:span text:style-name="T1">Входные данные:</text:span> <text:span text:style-name="T8">a = 3, b = 4, c = 1</text:span></text:p>
      <text:p text:style-name="P2"><text:span text:style-name="T1">Ожидаемый результат:</text:span> <text:span text:style-name="T7">x1 = -1.000000, x2 = -0,333333</text:span></text:p>
      <text:p text:style-name="P2"><text:span text:style-name="T1">Описание процесса:</text:span> заполняется при необходимости, указание особенностей запуска и настройки теста</text:p>
      <text:p text:style-name="Standard"/>
      <text:p text:style-name="P7">Тест № <text:span text:style-name="T5">2</text:span></text:p>
      <text:p text:style-name="Standard"><text:span text:style-name="T1">Цель:</text:span><text:span text:style-name="T2"> </text:span><text:span text:style-name="T3">Проверить правильность вычислений</text:span></text:p>
      <text:p text:style-name="Standard"><text:span text:style-name="T1">Тип:</text:span> <text:span text:style-name="T3">Позитивный</text:span></text:p>
      <text:p text:style-name="P5"><text:span text:style-name="T1">Входные данные:</text:span> <text:span text:style-name="T8">a = 1, b = 4, c = 4</text:span></text:p>
      <text:p text:style-name="Standard"><text:span text:style-name="T1">Ожидаемый результат:</text:span> <text:span text:style-name="T6">x = -2.000000</text:span></text:p>
      <text:p text:style-name="Standard"><text:span text:style-name="T1">Описание процесса:</text:span> заполняется при необходимости, указание особенностей запуска и настройки теста</text:p>
      <text:p text:style-name="Standard"/>
      <text:p text:style-name="P8">Тест № <text:span text:style-name="T7">3</text:span></text:p>
      <text:p text:style-name="P1"><text:span text:style-name="T1">Цель:</text:span><text:span text:style-name="T2"> </text:span><text:span text:style-name="T3">Проверить правильность вычислений</text:span></text:p>
      <text:p text:style-name="P1"><text:span text:style-name="T1">Тип:</text:span> <text:span text:style-name="T3">Позитивный</text:span></text:p>
      <text:p text:style-name="P5"><text:span text:style-name="T1">Входные данные:</text:span> <text:span text:style-name="T8">a = 1, b = 3, c = 7</text:span></text:p>
      <text:p text:style-name="P1"><text:span text:style-name="T1">Ожидаемый результат:</text:span> <text:span text:style-name="T6">Nan</text:span></text:p>
      <text:p text:style-name="P1"><text:span text:style-name="T1">Описание процесса:</text:span> заполняется при необходимости, указание особенностей запуска и настройки теста</text:p>
      <text:p text:style-name="P3"/>
      <text:p text:style-name="P3"/>
      <text:p text:style-name="P9">Тест № <text:span text:style-name="T10">4</text:span></text:p>
      <text:p text:style-name="P6"><text:span text:style-name="T1">Цель:</text:span><text:span text:style-name="T2"> </text:span><text:span text:style-name="T3">Проверить правильность вычислений</text:span></text:p>
      <text:p text:style-name="P6"><text:span text:style-name="T1">Тип:</text:span> <text:span text:style-name="T3">Позитивный</text:span></text:p>
      <text:p text:style-name="P6"><text:span text:style-name="T1">Входные данные:</text:span> <text:span text:style-name="T8">a = 0, b = 1, c = 1</text:span></text:p>
      <text:p text:style-name="P6"><text:span text:style-name="T1">Ожидаемый результат:</text:span> <text:span text:style-name="T9">x = -1.000000</text:span></text:p>
      <text:p text:style-name="P4"><text:span text:style-name="T1">Описание процесса:</text:span> заполняется при необходимости, указание особенностей запуска и настройки теста</text:p>
      <text:p text:style-name="P3"/>
      <text:p text:style-name="P3"/>
      <text:p text:style-name="P9">Тест № <text:span text:style-name="T10">5</text:span></text:p>
      <text:p text:style-name="P6"><text:span text:style-name="T1">Цель:</text:span><text:span text:style-name="T2"> </text:span><text:span text:style-name="T3">Проверить правильность вычислений</text:span></text:p>
      <text:p text:style-name="P6"><text:span text:style-name="T1">Тип:</text:span> <text:span text:style-name="T3">Позитивный</text:span></text:p>
      <text:p text:style-name="P6"><text:span text:style-name="T1">Входные данные:</text:span> <text:span text:style-name="T8">a = 0, b = 0, c = 1</text:span></text:p>
      <text:p text:style-name="P6"><text:span text:style-name="T1">Ожидаемый результат:</text:span> <text:span text:style-name="T9">Nan</text:span></text:p>
      <text:p text:style-name="P4"><text:soft-page-break/><text:span text:style-name="T1">Описание процесса:</text:span> заполняется при необходимости, указание особенностей запуска и настройки теста</text:p>
      <text:p text:style-name="P3"/>
      <text:p text:style-name="P3"/>
      <text:p text:style-name="P9">Тест № <text:span text:style-name="T10">6</text:span></text:p>
      <text:p text:style-name="P6"><text:span text:style-name="T1">Цель:</text:span><text:span text:style-name="T2"> </text:span><text:span text:style-name="T3">Проверить правильность вычислений</text:span></text:p>
      <text:p text:style-name="P6"><text:span text:style-name="T1">Тип:</text:span> <text:span text:style-name="T3">Позитивный</text:span></text:p>
      <text:p text:style-name="P6"><text:span text:style-name="T1">Входные данные:</text:span> <text:span text:style-name="T8">a = 0, b = 0, c = 0</text:span></text:p>
      <text:p text:style-name="P6"><text:span text:style-name="T1">Ожидаемый результат:</text:span> <text:span text:style-name="T6">Nan</text:span></text:p>
      <text:p text:style-name="P4"><text:span text:style-name="T1">Описание процесса:</text:span> заполняется при необходимости, указание особенностей запуска и настройки теста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9:04:53.511097200</meta:creation-date>
    <dc:date>2019-02-22T12:34:10.609316555</dc:date>
    <meta:editing-cycles>14</meta:editing-cycles>
    <meta:editing-duration>PT39M19S</meta:editing-duration>
    <meta:generator>LibreOffice/6.1.3.2$Linux_X86_64 LibreOffice_project/10$Build-2</meta:generator>
    <meta:document-statistic meta:table-count="0" meta:image-count="0" meta:object-count="0" meta:page-count="2" meta:paragraph-count="38" meta:word-count="217" meta:character-count="1380" meta:non-whitespace-character-count="1201"/>
  </office:meta>
</office:document-meta>
</file>